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261" officeooo:paragraph-rsid="000bf261"/>
    </style:style>
    <style:style style:name="P2" style:family="paragraph" style:parent-style-name="Standard" style:list-style-name="L1">
      <style:text-properties officeooo:rsid="000bf261" officeooo:paragraph-rsid="000bf261"/>
    </style:style>
    <style:style style:name="P3" style:family="paragraph" style:parent-style-name="Standard" style:list-style-name="L1">
      <style:text-properties officeooo:rsid="000eeb7b" officeooo:paragraph-rsid="000bf2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2</text:p>
      <text:p text:style-name="P1"/>
      <text:list xml:id="list4265618293001404026" text:style-name="L1">
        <text:list-item>
          <text:p text:style-name="P2"/>
          <text:list>
            <text:list-item>
              <text:p text:style-name="P2">Falso « La naturaleza no es inagotable »</text:p>
            </text:list-item>
            <text:list-item>
              <text:p text:style-name="P3"/>
              <text:p text:style-name="P2"/>
            </text:list-item>
          </text:list>
        </text:list-item>
        <text:list-item>
          <text:p text:style-name="P2">a</text:p>
          <text:p text:style-name="P2"/>
        </text:list-item>
        <text:list-item>
          <text:p text:style-name="P2">« Reconstruir el capital natural devastado y preservar el que aún queda, y convertir en compromiso personal la tendencia voluntaria hacia una forma de vida más simple y sobria »</text:p>
          <text:p text:style-name="P2"/>
        </text:list-item>
        <text:list-item>
          <text:p text:style-name="P2">Los 20 % del planeta que consumen la mayor parte de sus recursos son las empresas quién quieren enricarse con estos recursos</text:p>
          <text:p text:style-name="P2"/>
        </text:list-item>
        <text:list-item>
          <text:p text:style-name="P2">Las desigualdades ricos-pobres, hombres-mujeres,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02:19.504000000</meta:creation-date>
    <dc:date>2018-09-24T10:08:08.037000000</dc:date>
    <meta:editing-duration>PT12M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8" meta:word-count="74" meta:character-count="410" meta:non-whitespace-character-count="348"/>
  </office:meta>
</office:document-meta>
</file>